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24-2014</text:p>
      <text:p text:style-name="P44"><text:span text:style-name="T5">Maturín, </text:span><text:span text:style-name="Fuente_20_de_20_párrafo_20_predeter."><text:span text:style-name="T3">06</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n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26-2014</text:span><text:span text:style-name="T14"> </text:span><text:span text:style-name="T8">DE FECHA 03-06-2014</text:span></text:p>
      <text:p text:style-name="P36"/>
      <text:p text:style-name="P29"><text:span text:style-name="T8">OBJETO: </text:span><text:span text:style-name="T9">Contratación de Servicio de Festejo con motivo de celebración del día del Padre.</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BANQUETES Y FESTINES TIFFANY, C.A.<text:line-break/>- Oferta "B": INVERSIONES FIESTAVEN,C.A<text:line-break/>- Oferta "C": SERVICIOS IMPECA Y.V,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BANQUETES Y FESTINES TIFFANY, C.A.</text:span></text:p>
          </table:table-cell>
          <table:table-cell table:style-name="Tabla3.A3" office:value-type="string">
            <text:p text:style-name="P49">Oferta mas Economica<text:line-break/><text:line-break/>Monto oferta "A"</text:p>
          </table:table-cell>
          <table:table-cell table:style-name="Tabla3.A3" office:value-type="string">
            <text:p text:style-name="P49">4.592,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INVERSIONES FIESTAVEN,C.A</text:span></text:p>
          </table:table-cell>
          <table:table-cell table:style-name="Tabla3.A3" office:value-type="string">
            <text:p text:style-name="P49">Oferta mas Economica<text:line-break/><text:line-break/>Monto oferta "B"</text:p>
          </table:table-cell>
          <table:table-cell table:style-name="Tabla3.A3" office:value-type="string">
            <text:p text:style-name="P49">4.592,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SERVICIOS IMPECA Y.V,C.A</text:span></text:p>
          </table:table-cell>
          <table:table-cell table:style-name="Tabla3.A3" office:value-type="string">
            <text:p text:style-name="P49">Oferta mas Economica<text:line-break/><text:line-break/>Monto oferta "C"</text:p>
          </table:table-cell>
          <table:table-cell table:style-name="Tabla3.A3" office:value-type="string">
            <text:p text:style-name="P49">4.592,00<text:line-break/><text:line-break/><text:line-break/>4.592,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BANQUETES Y FESTINES TIFFANY,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INVERSIONES FIESTAVEN,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SERVICIOS IMPECA Y.V,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
      <text:p text:style-name="P35">* 0=No Presento</text:p>
      <text:p text:style-name="P12"/>
      <text:p text:style-name="P12"/>
      <text:p text:style-name="P12">CONCLUSIÓN:</text:p>
      <text:p text:style-name="P12"/>
      <text:p text:style-name="P14">La Dirección de Administración y Presupuesto de La Contraloría del Estado Monagas (Unidad Contratante) invitó a participar a las empresas,SERVICIOS IMPECA Y.V, C.A, FESTEJOS LA MARQUESA (INVERSIONES FIESTAVEN, C.A.) y BANQUETES Y FESTINES TIFFANY,C.A quienes cuentan con experiencia en todo lo relacionado con montaje y organización de eventos y festividades , de las cuales solo AGENCIA DE SERVICIOS IMPECA Y.V, C.A, presento oferta, y en los casos de  BANQUETES Y FESTINES TIFFANY,C.A, y  FESTEJOS LA MARQUESA (INVERSIONES FIESTAVEN, C.A.)manifestaron no tener disponibilidad de los renglones requeridos para la fecha requerid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y tiempo de respuesta.</text:p>
      <text:p text:style-name="P32"/>
      <text:p text:style-name="P27"/>
      <text:p text:style-name="P12">RECOMENDACIÓN:</text:p>
      <text:p text:style-name="P17">En atención al estudio y análisis realizado a la única oferta presentada, y que existe disponibilidad presupuestaria y financiera, ésta Unidad Contratante determinó que la empresa SERVICIOS IMPECA Y.V, C.A, califica como ganadora en el presente procedimiento de selección de contratistas, por ajustarse al requerimiento según las especificaciones preestablecidas, contando además con servicio en todo lo relacionado con montaje y organización de eventos y festividades y un personal calificado para la asesoría de event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26-2014 para la Contratación de Servicio de Festejo con motivo de celebración del día del Padre, a la empresa la empresa SERVICIOS IMPECA Y.V, C.A, Rif J-313302728-6. Por un monto de CUATRO MIL QUINIENTOS NOVENTA Y DOS BOLIVARES CON CERO CÉNTIMOS (Bs 4.592,00), incluye IVA, para los siguientes renglones:</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